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5f2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Чем отличается ссылочные типы данных от примитивов. В том числе принцип работы == и ===, != и !==?</text:p>
      <text:p text:style-name="Standard">2. Что такое строгий режим, в каких случаях работает по умолчанию, и какие варианты есть его задания вручную чтобы работал? От чего защищает строгий режим?</text:p>
      <text:p text:style-name="Standard"/>
      <text:p text:style-name="Standard">1.Примитивные типы данных иммутабельны и они передаются по значению, к ним относятся: string, number, boolean, bigInt, symbol, null, undefined. ссылочным типам относится тип данных Object, ссылочные типы передаются по ссылке. Оператор == означает нестрогое равенство, он сравнивает данные с привидением типов. Оператор === сравнивает данные без приведения типов. Во избежании ошибок всегда рекомендуется использовать строгое равенство. Оператор != нестрогого и ==! строгого равенства работает по тому же принципу, с <text:s/>приведением типов и без. Операторы срогого и нестрогого равенства работают только для примитивов, так как при сравнении разных объектов будет возвращатся false, только если это не ссылка на один и тот же объект. </text:p>
      <text:p text:style-name="Standard">Строгий режим (use strict) - это способ приведения движка к работе с кодом в современном режиме. В строгом режиме некоторые ошибки заменяются исключениями, которые при работе в обычном режиме интерпр<text:span text:style-name="T1">етатор</text:span> пропускает. Строгий режим запрещает использовать некоторые элементы синтаксиса, которые могут быть изменены или удалены в следующих версиях языка. По умолчанию строгий режим работает в модулях и классах. Чтобы включить строгий режим вручную, нужно указать директиву 'use strict' в первой строчке скрипта. Или можно <text:s/>включит строгий режим для <text:s/>отдельных функций. Для этого внутри функции до объявления всех переменных должна быть указана директива 'use strict'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1:03:24.593543737</meta:creation-date>
    <dc:date>2022-02-11T11:04:28.929100318</dc:date>
    <meta:editing-duration>PT1M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39" meta:character-count="1651" meta:non-whitespace-character-count="1412"/>
  </office:meta>
</office:document-meta>
</file>